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f947" officeooo:paragraph-rsid="0004f947"/>
    </style:style>
    <style:style style:name="T1" style:family="text">
      <style:text-properties officeooo:rsid="000610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11111 2338477 784565 </text:span>333333 333333, (333333) p33333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3:48:05.318936081</meta:creation-date>
    <dc:date>2018-09-30T00:07:20.115266097</dc:date>
    <meta:editing-duration>PT2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7" meta:character-count="53" meta:non-whitespace-character-count="47"/>
  </office:meta>
</office:document-meta>
</file>